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ui-monospace, SFMono-Regular, '" svg:font-family="ui-monospace, SFMono-Regular, 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7736in" style:use-optimal-column-width="false"/>
    </style:style>
    <style:style style:name="TableColumn4" style:family="table-column">
      <style:table-column-properties style:column-width="4.2076in" style:use-optimal-column-width="false"/>
    </style:style>
    <style:style style:name="Table2" style:family="table">
      <style:table-properties style:width="4.9812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Cell8" style:family="table-cell">
      <style:table-cell-properties fo:border="none" style:writing-mode="lr-tb" fo:padding-top="0.0194in" fo:padding-left="0.0194in" fo:padding-bottom="0.0194in" fo:padding-right="0.0194in"/>
    </style:style>
    <style:style style:name="P9" style:parent-style-name="TableContents" style:family="paragraph">
      <style:text-properties fo:font-size="16pt" style:font-size-asian="16pt" style:font-size-complex="16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" style:parent-style-name="TableContents" style:family="paragraph">
      <style:text-properties fo:font-size="16pt" style:font-size-asian="16pt" style:font-size-complex="16pt"/>
    </style:style>
    <style:style style:name="TableCell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" style:parent-style-name="TableContents" style:family="paragraph">
      <style:text-properties fo:font-size="16pt" style:font-size-asian="16pt" style:font-size-complex="16pt"/>
    </style:style>
    <style:style style:name="TableCell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P20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" style:parent-style-name="TableContents" style:family="paragraph">
      <style:text-properties fo:font-size="16pt" style:font-size-asian="16pt" style:font-size-complex="16pt"/>
    </style:style>
    <style:style style:name="TableCell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" style:parent-style-name="TableContents" style:family="paragraph">
      <style:text-properties fo:font-size="16pt" style:font-size-asian="16pt" style:font-size-complex="16pt"/>
    </style:style>
    <style:style style:name="TableCell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" style:parent-style-name="TableContents" style:family="paragraph">
      <style:text-properties fo:font-size="16pt" style:font-size-asian="16pt" style:font-size-complex="16pt"/>
    </style:style>
    <style:style style:name="TableCell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" style:parent-style-name="TableContents" style:family="paragraph">
      <style:text-properties fo:font-size="16pt" style:font-size-asian="16pt" style:font-size-complex="16pt"/>
    </style:style>
    <style:style style:name="TableCell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3" style:parent-style-name="TableContents" style:family="paragraph">
      <style:text-properties fo:font-size="16pt" style:font-size-asian="16pt" style:font-size-complex="16pt"/>
    </style:style>
    <style:style style:name="TableCell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8" style:parent-style-name="TableContents" style:family="paragraph">
      <style:text-properties fo:font-size="16pt" style:font-size-asian="16pt" style:font-size-complex="16pt"/>
    </style:style>
    <style:style style:name="TableCell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" style:parent-style-name="TableContents" style:family="paragraph">
      <style:text-properties fo:font-size="16pt" style:font-size-asian="16pt" style:font-size-complex="16pt"/>
    </style:style>
    <style:style style:name="TableCell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5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8" style:parent-style-name="TableContents" style:family="paragraph">
      <style:text-properties fo:font-size="16pt" style:font-size-asian="16pt" style:font-size-complex="16pt"/>
    </style:style>
    <style:style style:name="TableCell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3" style:parent-style-name="TableContents" style:family="paragraph">
      <style:text-properties fo:font-size="16pt" style:font-size-asian="16pt" style:font-size-complex="16pt"/>
    </style:style>
    <style:style style:name="TableCell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5" style:parent-style-name="TableContents" style:family="paragraph">
      <style:paragraph-properties style:line-height-at-least="0.2083in"/>
      <style:text-properties style:font-name="ui-monospace, SFMono-Regular, '" fo:font-size="16pt" style:font-size-asian="16pt" style:font-size-complex="16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LC1"/><text:bookmark-end text:name="LC1"/>GAGN1 v1:<text:bookmark-start text:name="L2"/><text:bookmark-end text:name="L2"/></text:p>
          </table:table-cell>
          <table:table-cell table:style-name="TableCell8">
            <text:p text:style-name="P9"/>
          </table:table-cell>
        </table:table-row>
        <table:table-row table:style-name="TableRow10">
          <table:table-cell table:style-name="TableCell11">
            <text:p text:style-name="P12"><text:bookmark-start text:name="LC2"/><text:bookmark-end text:name="LC2"/></text:p>
          </table:table-cell>
          <table:table-cell table:style-name="TableCell13">
            <text:p text:style-name="P14">Dæmi:<text:bookmark-start text:name="L3"/><text:bookmark-end text:name="L3"/></text:p>
          </table:table-cell>
        </table:table-row>
        <table:table-row table:style-name="TableRow15">
          <table:table-cell table:style-name="TableCell16">
            <text:p text:style-name="P17"><text:bookmark-start text:name="LC3"/><text:bookmark-end text:name="LC3"/></text:p>
          </table:table-cell>
          <table:table-cell table:style-name="TableCell18">
            <text:p text:style-name="P19">01. Skrifið nöfn á öllum töflum sem eru í gagnagrunninum<text:bookmark-start text:name="L4"/><text:bookmark-end text:name="L4"/><text:s/></text:p>
            <text:p text:style-name="P20">Media_types, genres, playlists, playlist_track, tracks, artists, <text:s/>invoices, invoice_items, albums, customers, employees.</text:p>
          </table:table-cell>
        </table:table-row>
        <table:table-row table:style-name="TableRow21">
          <table:table-cell table:style-name="TableCell22">
            <text:p text:style-name="P23"><text:bookmark-start text:name="LC4"/><text:bookmark-end text:name="LC4"/></text:p>
          </table:table-cell>
          <table:table-cell table:style-name="TableCell24">
            <text:p text:style-name="P25">02. Hvað stendur skammstöfunin db fyrir<text:bookmark-start text:name="L5"/><text:bookmark-end text:name="L5"/><text:s/>Database</text:p>
          </table:table-cell>
        </table:table-row>
        <table:table-row table:style-name="TableRow26">
          <table:table-cell table:style-name="TableCell27">
            <text:p text:style-name="P28"><text:bookmark-start text:name="LC5"/><text:bookmark-end text:name="LC5"/></text:p>
          </table:table-cell>
          <table:table-cell table:style-name="TableCell29">
            <text:p text:style-name="P30">03. Birtið útkomuna úr 2 + 3<text:bookmark-start text:name="L6"/><text:bookmark-end text:name="L6"/><text:s/>5</text:p>
          </table:table-cell>
        </table:table-row>
        <table:table-row table:style-name="TableRow31">
          <table:table-cell table:style-name="TableCell32">
            <text:p text:style-name="P33"><text:bookmark-start text:name="LC6"/><text:bookmark-end text:name="LC6"/></text:p>
          </table:table-cell>
          <table:table-cell table:style-name="TableCell34">
            <text:p text:style-name="P35">04. Birtið útkomuna úr 3 / 3<text:bookmark-start text:name="L7"/><text:bookmark-end text:name="L7"/><text:s/>1</text:p>
          </table:table-cell>
        </table:table-row>
        <table:table-row table:style-name="TableRow36">
          <table:table-cell table:style-name="TableCell37">
            <text:p text:style-name="P38"><text:bookmark-start text:name="LC7"/><text:bookmark-end text:name="LC7"/></text:p>
          </table:table-cell>
          <table:table-cell table:style-name="TableCell39">
            <text:p text:style-name="P40">05. Birtið útkomuna úr 4 * 5<text:bookmark-start text:name="L8"/><text:bookmark-end text:name="L8"/><text:s/>25</text:p>
          </table:table-cell>
        </table:table-row>
        <table:table-row table:style-name="TableRow41">
          <table:table-cell table:style-name="TableCell42">
            <text:p text:style-name="P43"><text:bookmark-start text:name="LC8"/><text:bookmark-end text:name="LC8"/></text:p>
          </table:table-cell>
          <table:table-cell table:style-name="TableCell44">
            <text:p text:style-name="P45">06. Birtið nöfn á<text:s/>þeim flokkum (genres) sem eru í Genres töflunni<text:bookmark-start text:name="L9"/><text:bookmark-end text:name="L9"/><text:s/>SELECT name FROM genres;</text:p>
          </table:table-cell>
        </table:table-row>
        <table:table-row table:style-name="TableRow46">
          <table:table-cell table:style-name="TableCell47">
            <text:p text:style-name="P48"><text:bookmark-start text:name="LC9"/><text:bookmark-end text:name="LC9"/></text:p>
          </table:table-cell>
          <table:table-cell table:style-name="TableCell49">
            <text:p text:style-name="P50">07. Birtið nöfn á öllum plötum sem eru í albums töflunni<text:bookmark-start text:name="L10"/><text:bookmark-end text:name="L10"/><text:s/>SELECT title FROM albums;</text:p>
          </table:table-cell>
        </table:table-row>
        <table:table-row table:style-name="TableRow51">
          <table:table-cell table:style-name="TableCell52">
            <text:p text:style-name="P53"><text:bookmark-start text:name="LC10"/><text:bookmark-end text:name="LC10"/></text:p>
          </table:table-cell>
          <table:table-cell table:style-name="TableCell54">
            <text:p text:style-name="P55">08. Birtið nöfn, höfund og verð á öllum lögum í tracks töflunni<text:bookmark-start text:name="L11"/><text:bookmark-end text:name="L11"/><text:s/>SELECT name, artists, unitprice FROM tracks;</text:p>
          </table:table-cell>
        </table:table-row>
        <table:table-row table:style-name="TableRow56">
          <table:table-cell table:style-name="TableCell57">
            <text:p text:style-name="P58"><text:bookmark-start text:name="LC11"/><text:bookmark-end text:name="LC11"/></text:p>
          </table:table-cell>
          <table:table-cell table:style-name="TableCell59">
            <text:p text:style-name="P60">09. Birtið allt sem er í customers töflunni<text:bookmark-start text:name="L12"/><text:bookmark-end text:name="L12"/><text:s/>SELECT (*) FROM customers;</text:p>
          </table:table-cell>
        </table:table-row>
        <table:table-row table:style-name="TableRow61">
          <table:table-cell table:style-name="TableCell62">
            <text:p text:style-name="P63"><text:bookmark-start text:name="LC12"/><text:bookmark-end text:name="LC12"/></text:p>
          </table:table-cell>
          <table:table-cell table:style-name="TableCell64">
            <text:p text:style-name="P65">10. Birtið allt sem er í<text:s/>artists töflunni<text:s/>SELECT (*) FROM artists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ui-monospace, SFMono-Regular, '" svg:font-family="ui-monospace, SFMono-Regular, 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Hrafn Eldon Róbertsson - FB</meta:initial-creator>
    <dc:creator>Hrafn Eldon Róbertsson</dc:creator>
    <meta:creation-date>2022-11-24T12:06:00Z</meta:creation-date>
    <dc:date>2022-11-24T12:06:00Z</dc:date>
    <meta:template xlink:href="Normal" xlink:type="simple"/>
    <meta:editing-cycles>2</meta:editing-cycles>
    <meta:editing-duration>PT60S</meta:editing-duration>
    <meta:document-statistic meta:page-count="1" meta:paragraph-count="1" meta:word-count="117" meta:character-count="784" meta:row-count="5" meta:non-whitespace-character-count="668"/>
  </office:meta>
</office:document-meta>
</file>